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研究員
「誰も来ません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うわ、すごい汗ですね・・・大丈夫ですか！？」</text:p>
          </table:table-cell>
          <table:table-cell table:number-columns-repeated="1023"/>
        </table:table-row>
        <table:table-row>
          <table:table-cell table:style-name="ce0" office:value-type="string">
            <text:p>・・・苦手なんで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え？」</text:p>
          </table:table-cell>
          <table:table-cell table:number-columns-repeated="1023"/>
        </table:table-row>
        <table:table-row>
          <table:table-cell table:style-name="ce0" office:value-type="string">
            <text:p>こういう蒸し暑い所、昔から苦手なんです、私。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、この部屋はサウナと同格の環境です
　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慣れていない人間には、地獄だと思い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良かったらこの飲料水をどうぞ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だけ大量に汗をかいてたら喉が渇くで
　しょう？　あ、未開封ですから安心し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あなたの分は？</text:p>
          </table:table-cell>
          <table:table-cell table:number-columns-repeated="1023"/>
        </table:table-row>
        <table:table-row>
          <table:table-cell table:style-name="ce0" office:value-type="string">
            <text:p>研究員
「いつも2本持ち歩いているんですけど、
　1本目はルミィさんが来る少し前に飲んで
　いますので、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それじゃあ、せっかくなので頂きます。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ごく・・・ごく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（すごい勢いで飲んでる・・・相当喉乾いて
　たんだなぁ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ふぅ・・・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助かり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もう全部飲んだんですか、すごい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